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0e4" officeooo:paragraph-rsid="000410e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0217" officeooo:paragraph-rsid="0019021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a9d6" officeooo:paragraph-rsid="0019a9d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a9d6" officeooo:paragraph-rsid="0019a9d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90217" officeooo:paragraph-rsid="00190217"/>
    </style:style>
    <style:style style:name="P6" style:family="paragraph" style:parent-style-name="Standard">
      <style:text-properties officeooo:rsid="0019a9d6" officeooo:paragraph-rsid="006bd988"/>
    </style:style>
    <style:style style:name="P7" style:family="paragraph" style:parent-style-name="Standard">
      <style:text-properties officeooo:rsid="0019a9d6" officeooo:paragraph-rsid="007b24e2"/>
    </style:style>
    <style:style style:name="P8" style:family="paragraph" style:parent-style-name="Standard">
      <style:text-properties officeooo:rsid="0019a9d6" officeooo:paragraph-rsid="01546aa4"/>
    </style:style>
    <style:style style:name="P9" style:family="paragraph" style:parent-style-name="Standard">
      <style:text-properties officeooo:rsid="002bc15c" officeooo:paragraph-rsid="002bc15c"/>
    </style:style>
    <style:style style:name="P10" style:family="paragraph" style:parent-style-name="Standard">
      <style:text-properties officeooo:rsid="00369046"/>
    </style:style>
    <style:style style:name="P11" style:family="paragraph" style:parent-style-name="Standard">
      <style:text-properties officeooo:rsid="00369046" officeooo:paragraph-rsid="01546aa4"/>
    </style:style>
    <style:style style:name="P12" style:family="paragraph" style:parent-style-name="Standard">
      <style:text-properties officeooo:paragraph-rsid="0017c51e"/>
    </style:style>
    <style:style style:name="P13" style:family="paragraph" style:parent-style-name="Standard">
      <style:text-properties officeooo:paragraph-rsid="00166acd"/>
    </style:style>
    <style:style style:name="P14" style:family="paragraph" style:parent-style-name="Standard">
      <style:text-properties officeooo:rsid="00162ac1" officeooo:paragraph-rsid="007b24e2"/>
    </style:style>
    <style:style style:name="P15" style:family="paragraph" style:parent-style-name="Standard">
      <style:text-properties officeooo:rsid="0082920a" officeooo:paragraph-rsid="0082920a"/>
    </style:style>
    <style:style style:name="P16" style:family="paragraph" style:parent-style-name="Standard">
      <style:text-properties officeooo:rsid="00d9e547" officeooo:paragraph-rsid="00d9e547"/>
    </style:style>
    <style:style style:name="P17" style:family="paragraph" style:parent-style-name="Standard">
      <style:text-properties officeooo:rsid="00e33af8" officeooo:paragraph-rsid="012a8d4c"/>
    </style:style>
    <style:style style:name="P18" style:family="paragraph" style:parent-style-name="Standard">
      <style:text-properties officeooo:rsid="00e33af8" officeooo:paragraph-rsid="01bf0201"/>
    </style:style>
    <style:style style:name="P19" style:family="paragraph" style:parent-style-name="Standard">
      <style:text-properties officeooo:rsid="00e33af8" officeooo:paragraph-rsid="01c7c97d"/>
    </style:style>
    <style:style style:name="P20" style:family="paragraph" style:parent-style-name="Standard">
      <style:text-properties officeooo:rsid="00e33af8" officeooo:paragraph-rsid="01cbf0c4"/>
    </style:style>
    <style:style style:name="P21" style:family="paragraph" style:parent-style-name="Standard">
      <style:text-properties officeooo:rsid="00e33af8" officeooo:paragraph-rsid="01ce60aa"/>
    </style:style>
    <style:style style:name="P22" style:family="paragraph" style:parent-style-name="Standard">
      <style:text-properties officeooo:rsid="00462bf3" officeooo:paragraph-rsid="00462bf3"/>
    </style:style>
    <style:style style:name="P23" style:family="paragraph" style:parent-style-name="Standard">
      <style:text-properties officeooo:rsid="01240beb" officeooo:paragraph-rsid="01240beb"/>
    </style:style>
    <style:style style:name="P24" style:family="paragraph" style:parent-style-name="Standard">
      <style:text-properties officeooo:rsid="0134126d" officeooo:paragraph-rsid="0134126d"/>
    </style:style>
    <style:style style:name="P25" style:family="paragraph" style:parent-style-name="Standard">
      <style:text-properties officeooo:rsid="0134126d" officeooo:paragraph-rsid="01546aa4"/>
    </style:style>
    <style:style style:name="P26" style:family="paragraph" style:parent-style-name="Standard">
      <style:paragraph-properties fo:text-align="center" style:justify-single-word="false"/>
      <style:text-properties fo:font-weight="bold" officeooo:rsid="0110dcab" officeooo:paragraph-rsid="00b93b36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1cb2225" officeooo:paragraph-rsid="01cb2225" style:font-weight-asian="bold" style:font-weight-complex="bold"/>
    </style:style>
    <style:style style:name="P28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11862a5" officeooo:paragraph-rsid="011862a5"/>
    </style:style>
    <style:style style:name="P29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1257549" officeooo:paragraph-rsid="01257549"/>
    </style:style>
    <style:style style:name="P3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11862a5" officeooo:paragraph-rsid="011862a5"/>
    </style:style>
    <style:style style:name="P3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1257549" officeooo:paragraph-rsid="01257549"/>
    </style:style>
    <style:style style:name="P32" style:family="paragraph" style:parent-style-name="Standard" style:list-style-name="L1">
      <style:text-properties officeooo:rsid="01d70c89" officeooo:paragraph-rsid="01d70c89"/>
    </style:style>
    <style:style style:name="P33" style:family="paragraph" style:parent-style-name="Standard" style:list-style-name="L1">
      <style:text-properties officeooo:rsid="01dc19e4" officeooo:paragraph-rsid="01dc19e4"/>
    </style:style>
    <style:style style:name="P34" style:family="paragraph" style:parent-style-name="Standard" style:list-style-name="L5">
      <style:text-properties officeooo:rsid="01dc19e4" officeooo:paragraph-rsid="01dc19e4"/>
    </style:style>
    <style:style style:name="P35" style:family="paragraph" style:parent-style-name="Standard" style:list-style-name="L1">
      <style:text-properties officeooo:rsid="01de7bd9" officeooo:paragraph-rsid="01de7bd9"/>
    </style:style>
    <style:style style:name="P36" style:family="paragraph" style:parent-style-name="Standard" style:list-style-name="L1">
      <style:text-properties officeooo:rsid="01b115d3" officeooo:paragraph-rsid="01b115d3"/>
    </style:style>
    <style:style style:name="P37" style:family="paragraph" style:parent-style-name="Standard" style:list-style-name="L4">
      <style:text-properties officeooo:rsid="01b115d3" officeooo:paragraph-rsid="01b115d3"/>
    </style:style>
    <style:style style:name="P38" style:family="paragraph" style:parent-style-name="Standard" style:list-style-name="L5">
      <style:text-properties officeooo:rsid="01b115d3" officeooo:paragraph-rsid="01b115d3"/>
    </style:style>
    <style:style style:name="P39" style:family="paragraph" style:parent-style-name="Standard" style:list-style-name="L1">
      <style:text-properties officeooo:rsid="01bfa5eb" officeooo:paragraph-rsid="01bfa5eb"/>
    </style:style>
    <style:style style:name="P40" style:family="paragraph" style:parent-style-name="Standard" style:list-style-name="L1">
      <style:text-properties officeooo:rsid="01c7c97d" officeooo:paragraph-rsid="01c7c97d"/>
    </style:style>
    <style:style style:name="P41" style:family="paragraph" style:parent-style-name="Standard" style:list-style-name="L1">
      <style:text-properties officeooo:rsid="01c831dd" officeooo:paragraph-rsid="01cfff5b"/>
    </style:style>
    <style:style style:name="P42" style:family="paragraph" style:parent-style-name="Standard" style:list-style-name="L5">
      <style:text-properties officeooo:rsid="01c831dd" officeooo:paragraph-rsid="01c831dd"/>
    </style:style>
    <style:style style:name="P43" style:family="paragraph" style:parent-style-name="Standard" style:list-style-name="L1">
      <style:text-properties officeooo:rsid="01cbf0c4" officeooo:paragraph-rsid="01cbf0c4"/>
    </style:style>
    <style:style style:name="P44" style:family="paragraph" style:parent-style-name="Standard" style:list-style-name="L5">
      <style:text-properties officeooo:rsid="01cbf0c4" officeooo:paragraph-rsid="01cbf0c4"/>
    </style:style>
    <style:style style:name="P45" style:family="paragraph" style:parent-style-name="Standard" style:list-style-name="L5">
      <style:text-properties officeooo:rsid="01cd2fe6" officeooo:paragraph-rsid="01cd2fe6"/>
    </style:style>
    <style:style style:name="P46" style:family="paragraph" style:parent-style-name="Standard" style:list-style-name="L2">
      <style:text-properties officeooo:rsid="01e4f9b8" officeooo:paragraph-rsid="01e4f9b8"/>
    </style:style>
    <style:style style:name="P47" style:family="paragraph" style:parent-style-name="Standard" style:list-style-name="L2">
      <style:text-properties officeooo:rsid="01e5e0cc" officeooo:paragraph-rsid="01e5e0cc"/>
    </style:style>
    <style:style style:name="P48" style:family="paragraph" style:parent-style-name="Standard" style:list-style-name="L1">
      <style:text-properties officeooo:rsid="01d034a1" officeooo:paragraph-rsid="01d034a1"/>
    </style:style>
    <style:style style:name="P49" style:family="paragraph" style:parent-style-name="Standard" style:list-style-name="L3">
      <style:text-properties officeooo:rsid="008140de" officeooo:paragraph-rsid="00d8f386"/>
    </style:style>
    <style:style style:name="P50" style:family="paragraph" style:parent-style-name="Standard" style:list-style-name="L3">
      <style:text-properties officeooo:rsid="00c530ef" officeooo:paragraph-rsid="00c530ef"/>
    </style:style>
    <style:style style:name="P51" style:family="paragraph" style:parent-style-name="Standard" style:list-style-name="L4">
      <style:text-properties officeooo:rsid="01df18c9" officeooo:paragraph-rsid="01df18c9"/>
    </style:style>
    <style:style style:name="P52" style:family="paragraph" style:parent-style-name="Standard" style:list-style-name="L5">
      <style:text-properties officeooo:rsid="01df18c9" officeooo:paragraph-rsid="01df18c9"/>
    </style:style>
    <style:style style:name="P53" style:family="paragraph" style:parent-style-name="Standard" style:list-style-name="L3">
      <style:text-properties officeooo:rsid="00b59dbd" officeooo:paragraph-rsid="00c504b5"/>
    </style:style>
    <style:style style:name="P54" style:family="paragraph" style:parent-style-name="Standard" style:list-style-name="L5">
      <style:text-properties officeooo:rsid="01ccfb5d" officeooo:paragraph-rsid="01ccfb5d"/>
    </style:style>
    <style:style style:name="P55" style:family="paragraph" style:parent-style-name="Standard" style:list-style-name="L5">
      <style:text-properties officeooo:rsid="01cff377" officeooo:paragraph-rsid="01cff377"/>
    </style:style>
    <style:style style:name="P56" style:family="paragraph" style:parent-style-name="Standard" style:list-style-name="L5">
      <style:text-properties officeooo:rsid="01d2df99" officeooo:paragraph-rsid="01d2df99"/>
    </style:style>
    <style:style style:name="P57" style:family="paragraph" style:parent-style-name="Standard" style:list-style-name="L5">
      <style:text-properties officeooo:rsid="01d6ac67" officeooo:paragraph-rsid="01d6ac67"/>
    </style:style>
    <style:style style:name="P58" style:family="paragraph" style:parent-style-name="Standard" style:list-style-name="L5">
      <style:text-properties officeooo:rsid="01d86d6f" officeooo:paragraph-rsid="01d86d6f"/>
    </style:style>
    <style:style style:name="P59" style:family="paragraph" style:parent-style-name="Standard" style:list-style-name="L5">
      <style:text-properties officeooo:rsid="01dcb0e1" officeooo:paragraph-rsid="01dcb0e1"/>
    </style:style>
    <style:style style:name="P60" style:family="paragraph" style:parent-style-name="Standard" style:list-style-name="L5">
      <style:text-properties officeooo:rsid="01e00d08" officeooo:paragraph-rsid="01e00d08"/>
    </style:style>
    <style:style style:name="P61" style:family="paragraph" style:parent-style-name="Standard" style:list-style-name="L5">
      <style:text-properties officeooo:rsid="01e1f8ef" officeooo:paragraph-rsid="01e1f8ef"/>
    </style:style>
    <style:style style:name="P62" style:family="paragraph" style:parent-style-name="Standard" style:list-style-name="L5">
      <style:text-properties officeooo:rsid="01e333c5" officeooo:paragraph-rsid="01e333c5"/>
    </style:style>
    <style:style style:name="P63" style:family="paragraph" style:parent-style-name="Standard" style:list-style-name="L5">
      <style:text-properties officeooo:rsid="01c22707" officeooo:paragraph-rsid="01c22707"/>
    </style:style>
    <style:style style:name="P64" style:family="paragraph" style:parent-style-name="Standard" style:list-style-name="L5">
      <style:text-properties officeooo:rsid="01e49b96" officeooo:paragraph-rsid="01e49b96"/>
    </style:style>
    <style:style style:name="P65" style:family="paragraph" style:parent-style-name="Standard" style:list-style-name="L5">
      <style:text-properties officeooo:rsid="01c67937" officeooo:paragraph-rsid="01c67937"/>
    </style:style>
    <style:style style:name="P66" style:family="paragraph" style:parent-style-name="Standard" style:list-style-name="L5">
      <style:text-properties officeooo:rsid="01d99a87" officeooo:paragraph-rsid="01d99a87"/>
    </style:style>
    <style:style style:name="P67" style:family="paragraph" style:parent-style-name="Standard" style:list-style-name="L6">
      <style:text-properties officeooo:rsid="01a44ce4" officeooo:paragraph-rsid="01a44ce4"/>
    </style:style>
    <style:style style:name="P68" style:family="paragraph" style:parent-style-name="Standard" style:list-style-name="L7">
      <style:text-properties officeooo:rsid="01a44ce4" officeooo:paragraph-rsid="01a44ce4"/>
    </style:style>
    <style:style style:name="P69" style:family="paragraph" style:parent-style-name="Standard" style:list-style-name="L9">
      <style:text-properties officeooo:rsid="01a44ce4" officeooo:paragraph-rsid="01a44ce4"/>
    </style:style>
    <style:style style:name="P70" style:family="paragraph" style:parent-style-name="Standard" style:list-style-name="L3">
      <style:text-properties officeooo:rsid="00d07f2c" officeooo:paragraph-rsid="00d07f2c"/>
    </style:style>
    <style:style style:name="P71" style:family="paragraph" style:parent-style-name="Standard" style:list-style-name="L3">
      <style:text-properties officeooo:rsid="00dccbd5" officeooo:paragraph-rsid="00dccbd5"/>
    </style:style>
    <style:style style:name="P72" style:family="paragraph" style:parent-style-name="Standard" style:list-style-name="L8">
      <style:text-properties officeooo:rsid="01279158" officeooo:paragraph-rsid="01279158"/>
    </style:style>
    <style:style style:name="P73" style:family="paragraph" style:parent-style-name="Standard" style:list-style-name="L3">
      <style:text-properties officeooo:rsid="01053643" officeooo:paragraph-rsid="01053643"/>
    </style:style>
    <style:style style:name="T1" style:family="text">
      <style:text-properties officeooo:rsid="0019a9d6"/>
    </style:style>
    <style:style style:name="T2" style:family="text">
      <style:text-properties fo:font-weight="bold" officeooo:rsid="0019a9d6" style:font-weight-asian="bold" style:font-weight-complex="bold"/>
    </style:style>
    <style:style style:name="T3" style:family="text">
      <style:text-properties fo:font-weight="bold" officeooo:rsid="01a7bd81" style:font-weight-asian="bold" style:font-weight-complex="bold"/>
    </style:style>
    <style:style style:name="T4" style:family="text">
      <style:text-properties fo:font-weight="normal" officeooo:rsid="0019a9d6" style:font-weight-asian="normal" style:font-weight-complex="normal"/>
    </style:style>
    <style:style style:name="T5" style:family="text">
      <style:text-properties fo:font-weight="normal" officeooo:rsid="00dccbd5" style:font-weight-asian="normal" style:font-weight-complex="normal"/>
    </style:style>
    <style:style style:name="T6" style:family="text">
      <style:text-properties officeooo:rsid="00462bf3"/>
    </style:style>
    <style:style style:name="T7" style:family="text">
      <style:text-properties officeooo:rsid="004fdc42"/>
    </style:style>
    <style:style style:name="T8" style:family="text">
      <style:text-properties fo:font-size="14pt" fo:font-weight="bold" officeooo:rsid="00190217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66acd" style:font-size-asian="14pt" style:font-weight-asian="bold" style:font-size-complex="14pt" style:font-weight-complex="bold"/>
    </style:style>
    <style:style style:name="T10" style:family="text">
      <style:text-properties officeooo:rsid="0065f56d"/>
    </style:style>
    <style:style style:name="T11" style:family="text">
      <style:text-properties officeooo:rsid="006bd988"/>
    </style:style>
    <style:style style:name="T12" style:family="text">
      <style:text-properties officeooo:rsid="00162ac1"/>
    </style:style>
    <style:style style:name="T13" style:family="text">
      <style:text-properties officeooo:rsid="00825d4b"/>
    </style:style>
    <style:style style:name="T14" style:family="text">
      <style:text-properties style:text-line-through-style="solid" style:text-line-through-type="single" officeooo:rsid="00162ac1"/>
    </style:style>
    <style:style style:name="T15" style:family="text">
      <style:text-properties officeooo:rsid="00f9db76"/>
    </style:style>
    <style:style style:name="T16" style:family="text">
      <style:text-properties officeooo:rsid="01257549"/>
    </style:style>
    <style:style style:name="T17" style:family="text">
      <style:text-properties officeooo:rsid="01258356"/>
    </style:style>
    <style:style style:name="T18" style:family="text">
      <style:text-properties officeooo:rsid="0127388e"/>
    </style:style>
    <style:style style:name="T19" style:family="text">
      <style:text-properties officeooo:rsid="01a7bd81"/>
    </style:style>
    <style:style style:name="T20" style:family="text">
      <style:text-properties officeooo:rsid="01aa29cf"/>
    </style:style>
    <style:style style:name="T21" style:family="text">
      <style:text-properties officeooo:rsid="01b115d3"/>
    </style:style>
    <style:style style:name="T22" style:family="text">
      <style:text-properties officeooo:rsid="01bf0201"/>
    </style:style>
    <style:style style:name="T23" style:family="text">
      <style:text-properties officeooo:rsid="01c08b5a"/>
    </style:style>
    <style:style style:name="T24" style:family="text">
      <style:text-properties officeooo:rsid="01c7c2aa"/>
    </style:style>
    <style:style style:name="T25" style:family="text">
      <style:text-properties officeooo:rsid="01c7c97d"/>
    </style:style>
    <style:style style:name="T26" style:family="text">
      <style:text-properties officeooo:rsid="01c8aa0d"/>
    </style:style>
    <style:style style:name="T27" style:family="text">
      <style:text-properties officeooo:rsid="01c9dd77"/>
    </style:style>
    <style:style style:name="T28" style:family="text">
      <style:text-properties officeooo:rsid="01cbf0c4"/>
    </style:style>
    <style:style style:name="T29" style:family="text">
      <style:text-properties officeooo:rsid="01ccfb5d"/>
    </style:style>
    <style:style style:name="T30" style:family="text">
      <style:text-properties officeooo:rsid="01cd2fe6"/>
    </style:style>
    <style:style style:name="T31" style:family="text">
      <style:text-properties officeooo:rsid="01ce60aa"/>
    </style:style>
    <style:style style:name="T32" style:family="text">
      <style:text-properties officeooo:rsid="01cff377"/>
    </style:style>
    <style:style style:name="T33" style:family="text">
      <style:text-properties officeooo:rsid="01cfff5b"/>
    </style:style>
    <style:style style:name="T34" style:family="text">
      <style:text-properties officeooo:rsid="01d2c2a0"/>
    </style:style>
    <style:style style:name="T35" style:family="text">
      <style:text-properties officeooo:rsid="01d4cf02"/>
    </style:style>
    <style:style style:name="T36" style:family="text">
      <style:text-properties officeooo:rsid="01db6a17"/>
    </style:style>
    <style:style style:name="T37" style:family="text">
      <style:text-properties officeooo:rsid="01ded05d"/>
    </style:style>
    <style:style style:name="T38" style:family="text">
      <style:text-properties officeooo:rsid="01e5e0cc"/>
    </style:style>
    <style:style style:name="T39" style:family="text">
      <style:text-properties officeooo:rsid="01e729e8"/>
    </style:style>
    <style:style style:name="T40" style:family="text">
      <style:text-properties officeooo:rsid="01e90b1f"/>
    </style:style>
    <style:style style:name="T41" style:family="text">
      <style:text-properties officeooo:rsid="01e94cc8"/>
    </style:style>
    <style:style style:name="T42" style:family="text">
      <style:text-properties officeooo:rsid="01e95f7b"/>
    </style:style>
    <style:style style:name="T43" style:family="text">
      <style:text-properties officeooo:rsid="01eb0468"/>
    </style:style>
    <style:style style:name="T44" style:family="text">
      <style:text-properties officeooo:rsid="01ec95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sion Information</text:p>
      <text:p text:style-name="P26">v<text:span text:style-name="T20">2.8.0</text:span></text:p>
      <text:p text:style-name="P27">2019-<text:span text:style-name="T44">11-01</text:span></text:p>
      <text:p text:style-name="P5">Each new version will commit this file to both document changes and include instructions for installation. <text:s/><text:span text:style-name="T1">Refer to the </text:span><text:span text:style-name="T2">Versioning How-to </text:span><text:span text:style-name="T5">below </text:span><text:span text:style-name="T4">for the sequence of commits/tags to make a version.</text:span></text:p>
      <text:p text:style-name="P1"/>
      <text:p text:style-name="P3">Changes:</text:p>
      <text:p text:style-name="P18"/>
      <text:p text:style-name="P18"><text:span text:style-name="T22">Fixes</text:span> (<text:span text:style-name="T43">9F 49 56 0A 34 0B</text:span>):</text:p>
      <text:list xml:id="list1231444375" text:style-name="L1">
        <text:list-item>
          <text:p text:style-name="P32"><text:span text:style-name="T36">new </text:span>up_dates <text:span text:style-name="T36">(see below)</text:span> not initializing field name for messaging</text:p>
        </text:list-item>
        <text:list-item>
          <text:p text:style-name="P33">logs_prune not see<text:span text:style-name="T41">ing</text:span> “report only” <text:span text:style-name="T41">after update? <text:s/>Disable ‘Prune’ button</text:span></text:p>
        </text:list-item>
        <text:list-item>
          <text:p text:style-name="P35">lib/db_pgsql.php/BLOB_to_page() try<text:span text:style-name="T37">ing</text:span> to open <text:span text:style-name="T37">even </text:span>if $oid == 0</text:p>
        </text:list-item>
      </text:list>
      <text:p text:style-name="P18"/>
      <text:p text:style-name="P17"><text:span text:style-name="T21">Create async_resp.php to do things like progress notification</text:span> (<text:span text:style-name="T27">A4 29 7B 2A 30 A2</text:span>):</text:p>
      <text:list xml:id="list151433400492285" text:continue-numbering="true" text:style-name="L1">
        <text:list-item>
          <text:p text:style-name="P36">Create async_resp.php</text:p>
        </text:list-item>
        <text:list-item>
          <text:p text:style-name="P36">Use it in up_dates.php, <text:span text:style-name="T23">refresh_csv.php, save_csv.php</text:span></text:p>
        </text:list-item>
        <text:list-item>
          <text:p text:style-name="P39"><text:span text:style-name="T23">In the above, s</text:span>tate gate re-structure to call <text:span text:style-name="T24">the </text:span>function <text:span text:style-name="T26">Page_out()</text:span> to <text:span text:style-name="T26">send the response</text:span>; <text:span text:style-name="T24">thus, $_STATE→status can stay in sync between state gate and Page_out().</text:span></text:p>
        </text:list-item>
      </text:list>
      <text:p text:style-name="P19"/>
      <text:p text:style-name="P19"><text:span text:style-name="T25">When admin updates/adds persons, initial display inactives</text:span> (<text:span text:style-name="T35">D8 78 10 78 60 1E</text:span>):</text:p>
      <text:list xml:id="list151433777923501" text:continue-numbering="true" text:style-name="L1">
        <text:list-item>
          <text:p text:style-name="P40">Set show-inactive to true in person_edit.php</text:p>
        </text:list-item>
        <text:list-item>
          <text:p text:style-name="P41"><text:span text:style-name="T33">R</text:span>e-structure <text:span text:style-name="T26">Page</text:span>_out() as above</text:p>
        </text:list-item>
      </text:list>
      <text:p text:style-name="P20"/>
      <text:p text:style-name="P20"><text:span text:style-name="T30">Re-structure all remaining modules with Page_out()</text:span> (<text:span text:style-name="T40">CA AB 6D 4E B6 BB</text:span>):</text:p>
      <text:list xml:id="list151434554782382" text:continue-numbering="true" text:style-name="L1">
        <text:list-item>
          <text:p text:style-name="P43"><text:span text:style-name="T39">All main/*.php EXCEPT about.php, experiment.php, phpinfo.php and those already done in the two commits above...</text:span></text:p>
        </text:list-item>
      </text:list>
      <text:p text:style-name="P21"/>
      <text:p text:style-name="P13"><text:span text:style-name="T8">Installation instructions</text:span><text:span text:style-name="T9">:</text:span></text:p>
      <text:list xml:id="list2256334441" text:style-name="L3">
        <text:list-item>
          <text:p text:style-name="P49">version.php</text:p>
        </text:list-item>
        <text:list-item>
          <text:p text:style-name="P50">offline/lib/</text:p>
        </text:list-item>
      </text:list>
      <text:list xml:id="list2610344658" text:style-name="L4">
        <text:list-item>
          <text:list>
            <text:list-item>
              <text:p text:style-name="P37">async_resp.php</text:p>
            </text:list-item>
            <text:list-item>
              <text:p text:style-name="P51">db_pgsql.php</text:p>
            </text:list-item>
          </text:list>
        </text:list-item>
      </text:list>
      <text:list xml:id="list151433507208428" text:continue-list="list2256334441" text:style-name="L3">
        <text:list-item>
          <text:p text:style-name="P53">offline/main/</text:p>
        </text:list-item>
      </text:list>
      <text:list xml:id="list3403199592" text:style-name="L5">
        <text:list-item>
          <text:list>
            <text:list-item>
              <text:p text:style-name="P44"><text:span text:style-name="T34">a</text:span>ccount_edit.php</text:p>
            </text:list-item>
            <text:list-item>
              <text:p text:style-name="P54">accounting_edit.php</text:p>
            </text:list-item>
            <text:list-item>
              <text:p text:style-name="P45">assign_permits.php</text:p>
            </text:list-item>
            <text:list-item>
              <text:p text:style-name="P55">config.php</text:p>
            </text:list-item>
            <text:list-item>
              <text:p text:style-name="P56">event_edit.php</text:p>
            </text:list-item>
            <text:list-item>
              <text:p text:style-name="P57">event_log.php</text:p>
            </text:list-item>
            <text:list-item>
              <text:p text:style-name="P58">expense_log.php</text:p>
            </text:list-item>
            <text:list-item>
              <text:p text:style-name="P34">logs_prune.php</text:p>
            </text:list-item>
            <text:list-item>
              <text:p text:style-name="P59">logs_put.php</text:p>
            </text:list-item>
            <text:list-item>
              <text:p text:style-name="P52">org_edit.php</text:p>
            </text:list-item>
            <text:list-item>
              <text:p text:style-name="P60">org_select.php</text:p>
            </text:list-item>
            <text:list-item>
              <text:p text:style-name="P42">person_edit.php</text:p>
            </text:list-item>
            <text:list-item>
              <text:p text:style-name="P61">project_edit.php</text:p>
            </text:list-item>
            <text:list-item>
              <text:p text:style-name="P62">property_admin.php</text:p>
            </text:list-item>
            <text:list-item>
              <text:p text:style-name="P63"><text:soft-page-break/>refresh_csv.php</text:p>
            </text:list-item>
            <text:list-item>
              <text:p text:style-name="P64">repository.php</text:p>
            </text:list-item>
            <text:list-item>
              <text:p text:style-name="P65">save_csv.php</text:p>
            </text:list-item>
            <text:list-item>
              <text:p text:style-name="P64">set_rates.php</text:p>
            </text:list-item>
            <text:list-item>
              <text:p text:style-name="P64">subtask_edit.php</text:p>
            </text:list-item>
            <text:list-item>
              <text:p text:style-name="P64">taskreport_put.php</text:p>
            </text:list-item>
            <text:list-item>
              <text:p text:style-name="P64">task_edit.php</text:p>
            </text:list-item>
            <text:list-item>
              <text:p text:style-name="P66">timelog.php</text:p>
            </text:list-item>
            <text:list-item>
              <text:p text:style-name="P38">up_dates.php</text:p>
            </text:list-item>
          </text:list>
        </text:list-item>
      </text:list>
      <text:list xml:id="list151434695390181" text:continue-list="list151433507208428" text:style-name="L3">
        <text:list-item>
          <text:p text:style-name="P53">scripts</text:p>
        </text:list-item>
      </text:list>
      <text:list xml:id="list549882710" text:style-name="L6">
        <text:list-item>
          <text:list>
            <text:list-item>
              <text:p text:style-name="P67">N/A</text:p>
            </text:list-item>
          </text:list>
        </text:list-item>
      </text:list>
      <text:list xml:id="list151432805554593" text:continue-list="list151434695390181" text:style-name="L3">
        <text:list-item>
          <text:p text:style-name="P70">DB</text:p>
        </text:list-item>
      </text:list>
      <text:list xml:id="list1183274622" text:style-name="L7">
        <text:list-item>
          <text:list>
            <text:list-item>
              <text:p text:style-name="P68">N/A</text:p>
            </text:list-item>
          </text:list>
        </text:list-item>
      </text:list>
      <text:list xml:id="list151433005624872" text:continue-list="list151432805554593" text:style-name="L3">
        <text:list-item>
          <text:p text:style-name="P71">Reports</text:p>
        </text:list-item>
      </text:list>
      <text:list xml:id="list552243046" text:style-name="L8">
        <text:list-item>
          <text:list>
            <text:list-item>
              <text:p text:style-name="P72">N/A</text:p>
            </text:list-item>
          </text:list>
        </text:list-item>
      </text:list>
      <text:list xml:id="list151433971380021" text:continue-list="list151433005624872" text:style-name="L3">
        <text:list-item>
          <text:p text:style-name="P73">Other</text:p>
        </text:list-item>
      </text:list>
      <text:list xml:id="list1223663895" text:style-name="L9">
        <text:list-item>
          <text:list>
            <text:list-item>
              <text:p text:style-name="P69">N/A</text:p>
            </text:list-item>
          </text:list>
        </text:list-item>
      </text:list>
      <text:p text:style-name="P15"/>
      <text:p text:style-name="P12"/>
      <text:p text:style-name="P4">Versioning How-to:</text:p>
      <text:p text:style-name="P10"/>
      <text:p text:style-name="P23">For each group of changes, git add &lt;module&gt; <text:span text:style-name="T16">then</text:span></text:p>
      <text:p text:style-name="P29">describe changes in docs/commitMsg then</text:p>
      <text:p text:style-name="P31">git commit -F docs/commitMsg (or -m &lt;message&gt;) then</text:p>
      <text:p text:style-name="P31">save the commit <text:span text:style-name="T17">SHA1 hash</text:span> in this doc</text:p>
      <text:p text:style-name="P16">Inspect with gitk, git log -<text:span text:style-name="T17">n &lt;how many to display&gt;</text:span>, git status</text:p>
      <text:p text:style-name="P22">Update <text:span text:style-name="T10">version # in this doc and</text:span> <text:span text:style-name="T11">version</text:span>.php:</text:p>
      <text:p text:style-name="P28">First level number <text:span text:style-name="T19">(</text:span><text:span text:style-name="T3">N</text:span><text:span text:style-name="T19">)</text:span> is for a major architectural change;</text:p>
      <text:p text:style-name="P30">Second level <text:span text:style-name="T19">(</text:span><text:span text:style-name="T3">n</text:span><text:span text:style-name="T19">)</text:span> indicates new functionality;</text:p>
      <text:p text:style-name="P30">Third level <text:span text:style-name="T19">(</text:span><text:span text:style-name="T3">i</text:span><text:span text:style-name="T19">) will be just minor fixes/functions.</text:span></text:p>
      <text:p text:style-name="P9">Commit this doc <text:span text:style-name="T18">(save it first) &amp; version.php (git commit -m vx.x.x)</text:span></text:p>
      <text:p text:style-name="P6">Tag with version id <text:span text:style-name="T7">(git tag -m “Version x.x.x” -a vx.x.x &lt;hash of this doc/version commit&gt;)</text:span></text:p>
      <text:p text:style-name="P14">(git stash save)</text:p>
      <text:p text:style-name="P7">Checkout master <text:span text:style-name="T12">(git checkout master)</text:span></text:p>
      <text:p text:style-name="P7">Merge dev <text:span text:style-name="T12">(git merge dev)</text:span></text:p>
      <text:p text:style-name="P7">Push to origin <text:span text:style-name="T14">(git push origin(see .git/config))</text:span><text:span text:style-name="T12"> <text:s/>(git push –tags origin master - that’s 2 dashes on ‘tag’)</text:span></text:p>
      <text:p text:style-name="P7">Checkout dev <text:span text:style-name="T13">(git checkout dev)</text:span></text:p>
      <text:p text:style-name="P14">(git stash pop)</text:p>
      <text:p text:style-name="P11">Save a copy <text:span text:style-name="T6">of this doc &amp; version.php</text:span> in each user library</text:p>
      <text:p text:style-name="P24">Save versioned directories</text:p>
      <text:p text:style-name="P8">Start re-doing this doc</text:p>
      <text:p text:style-name="P2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7:39:28.758243010</meta:creation-date>
    <dc:date>2019-11-01T15:14:32.649966330</dc:date>
    <meta:editing-duration>P10DT5H20M23S</meta:editing-duration>
    <meta:editing-cycles>369</meta:editing-cycles>
    <meta:generator>LibreOffice/6.2.7.1$Linux_X86_64 LibreOffice_project/20$Build-1</meta:generator>
    <meta:print-date>2017-08-31T14:33:30.997374882</meta:print-date>
    <meta:document-statistic meta:table-count="0" meta:image-count="0" meta:object-count="0" meta:page-count="2" meta:paragraph-count="76" meta:word-count="415" meta:character-count="2583" meta:non-whitespace-character-count="2286"/>
  </office:meta>
</office:document-meta>
</file>